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, Courier, monospace"/>
    <style:font-face style:name="Fira Mono" svg:font-family="'Fira Mono', SFMono-Regular, Consolas, Menlo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0fb" officeooo:paragraph-rsid="000eb0fb"/>
    </style:style>
    <style:style style:name="P2" style:family="paragraph" style:parent-style-name="Standard">
      <style:text-properties fo:font-variant="normal" fo:text-transform="none" fo:color="#36464e" style:font-name="Fira Mono" fo:font-size="10.5pt" fo:letter-spacing="normal" fo:font-style="normal" fo:font-weight="normal" officeooo:rsid="000eb0fb" officeooo:paragraph-rsid="000eb0fb"/>
    </style:style>
    <style:style style:name="P3" style:family="paragraph" style:parent-style-name="Standard">
      <style:text-properties fo:font-variant="normal" fo:text-transform="none" fo:color="#36464e" style:font-name="Fira Mono" fo:font-size="10.5pt" fo:letter-spacing="normal" fo:font-style="normal" fo:font-weight="normal" officeooo:rsid="001479db" officeooo:paragraph-rsid="001479db"/>
    </style:style>
    <style:style style:name="P4" style:family="paragraph" style:parent-style-name="Standard">
      <style:text-properties fo:font-variant="normal" fo:text-transform="none" fo:color="#36464e" style:font-name="Fira Mono" fo:font-size="10.5pt" fo:letter-spacing="normal" fo:font-style="normal" fo:font-weight="normal" officeooo:rsid="001479db" officeooo:paragraph-rsid="001479db" fo:background-color="#ffff00"/>
    </style:style>
    <style:style style:name="P5" style:family="paragraph" style:parent-style-name="Standard">
      <style:text-properties fo:font-variant="normal" fo:text-transform="none" fo:color="#ff554a" style:font-name="Bitstream Vera Sans Mono" fo:font-size="12pt" fo:letter-spacing="normal" fo:font-style="italic" fo:font-weight="normal" officeooo:rsid="001479db" officeooo:paragraph-rsid="001479db"/>
    </style:style>
    <style:style style:name="P6" style:family="paragraph" style:parent-style-name="Standard">
      <style:text-properties fo:font-variant="normal" fo:text-transform="none" fo:color="#000000" style:font-name="Bitstream Vera Sans Mono" fo:font-size="12pt" fo:letter-spacing="normal" fo:font-style="italic" fo:font-weight="normal" officeooo:rsid="001617d0" officeooo:paragraph-rsid="001617d0"/>
    </style:style>
    <style:style style:name="P7" style:family="paragraph" style:parent-style-name="Standard">
      <style:text-properties fo:font-variant="normal" fo:text-transform="none" fo:color="#000000" style:font-name="Bitstream Vera Sans Mono" fo:font-size="12pt" fo:letter-spacing="normal" fo:font-style="italic" fo:font-weight="normal" officeooo:rsid="001617d0" officeooo:paragraph-rsid="001c53e6"/>
    </style:style>
    <style:style style:name="P8" style:family="paragraph" style:parent-style-name="Standard">
      <style:text-properties fo:font-variant="normal" fo:text-transform="none" fo:color="#000000" style:font-name="Bitstream Vera Sans Mono" fo:font-size="12pt" fo:letter-spacing="normal" fo:font-style="italic" fo:font-weight="normal" officeooo:rsid="001617d0" officeooo:paragraph-rsid="001617d0" fo:background-color="#ffff00"/>
    </style:style>
    <style:style style:name="P9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1617d0" officeooo:paragraph-rsid="001617d0"/>
    </style:style>
    <style:style style:name="P10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1617d0" officeooo:paragraph-rsid="001c53e6"/>
    </style:style>
    <style:style style:name="P11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1617d0" officeooo:paragraph-rsid="001c53e6" fo:background-color="#ff0000"/>
    </style:style>
    <style:style style:name="P12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1c53e6" officeooo:paragraph-rsid="001c53e6" fo:background-color="#ffff00"/>
    </style:style>
    <style:style style:name="P13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1617d0" officeooo:paragraph-rsid="0022aca8" fo:background-color="#ffff00"/>
    </style:style>
    <style:style style:name="P14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261748" officeooo:paragraph-rsid="00261748" fo:background-color="#ffff00"/>
    </style:style>
    <style:style style:name="P15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293f06" officeooo:paragraph-rsid="00293f06" fo:background-color="#ffff00"/>
    </style:style>
    <style:style style:name="P16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2074c7" officeooo:paragraph-rsid="0022aca8"/>
    </style:style>
    <style:style style:name="P17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261748" officeooo:paragraph-rsid="00261748"/>
    </style:style>
    <style:style style:name="P18" style:family="paragraph" style:parent-style-name="Standard">
      <style:text-properties fo:font-variant="normal" fo:text-transform="none" fo:color="#010101" style:font-name="monospace" fo:font-size="15pt" fo:letter-spacing="normal" fo:font-style="normal" fo:font-weight="normal" officeooo:rsid="00261748" officeooo:paragraph-rsid="00261748" fo:background-color="transparent"/>
    </style:style>
    <style:style style:name="P19" style:family="paragraph" style:parent-style-name="Standard">
      <style:text-properties officeooo:rsid="000eb0fb" officeooo:paragraph-rsid="000eb0fb" fo:background-color="#ffff00"/>
    </style:style>
    <style:style style:name="P20" style:family="paragraph" style:parent-style-name="Standard">
      <style:text-properties officeooo:paragraph-rsid="0022aca8"/>
    </style:style>
    <style:style style:name="P21" style:family="paragraph" style:parent-style-name="Preformatted_20_Text">
      <style:text-properties fo:font-variant="normal" fo:text-transform="none" fo:color="#36464e" style:font-name="Fira Mono" fo:font-size="10.5pt" fo:letter-spacing="normal" fo:font-style="normal" fo:font-weight="normal" officeooo:rsid="001479db" officeooo:paragraph-rsid="001479db"/>
    </style:style>
    <style:style style:name="P22" style:family="paragraph" style:parent-style-name="Preformatted_20_Text">
      <loext:graphic-properties draw:fill="solid" draw:fill-color="#282a36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82a36" fo:padding="0cm" fo:border="none"/>
    </style:style>
    <style:style style:name="P23" style:family="paragraph" style:parent-style-name="Preformatted_20_Text">
      <loext:graphic-properties draw:fill="solid" draw:fill-color="#282a36" draw:opacity="100%"/>
      <style:paragraph-properties fo:margin-top="0cm" fo:margin-bottom="0cm" loext:contextual-spacing="false" fo:orphans="2" fo:widows="2" fo:background-color="#282a36" fo:padding="0cm" fo:border="none"/>
    </style:style>
    <style:style style:name="T1" style:family="text">
      <style:text-properties fo:color="#f8f8f2" style:font-name="Bitstream Vera Sans Mono" fo:background-color="transparent" loext:char-shading-value="0" loext:padding="0cm" loext:border="none"/>
    </style:style>
    <style:style style:name="T2" style:family="text">
      <style:text-properties fo:color="#ff79c6" style:font-name="Bitstream Vera Sans Mono" fo:background-color="transparent" loext:char-shading-value="0" loext:padding="0cm" loext:border="none"/>
    </style:style>
    <style:style style:name="T3" style:family="text">
      <style:text-properties fo:color="#6272a4" style:font-name="Bitstream Vera Sans Mono" fo:background-color="transparent" loext:char-shading-value="0" loext:padding="0cm" loext:border="none"/>
    </style:style>
    <style:style style:name="T4" style:family="text">
      <style:text-properties fo:font-variant="normal" fo:text-transform="none" fo:color="#ff79c6" style:font-name="Bitstream Vera Sans Mono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f8f8f2" style:font-name="Bitstream Vera Sans Mono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f8f8f2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6272a4" style:font-name="Bitstream Vera Sans Mono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8be9fd" style:font-name="inherit" fo:font-size="10.5pt" fo:letter-spacing="normal" fo:font-style="italic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bd93f9" style:font-name="Bitstream Vera Sans Mono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f1fa8c" style:font-name="Bitstream Vera Sans Mon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officeooo:rsid="001984dd"/>
    </style:style>
    <style:style style:name="T12" style:family="text">
      <style:text-properties officeooo:rsid="001b5cca"/>
    </style:style>
    <style:style style:name="T13" style:family="text">
      <style:text-properties officeooo:rsid="001c53e6"/>
    </style:style>
    <style:style style:name="T14" style:family="text">
      <style:text-properties fo:background-color="#ff00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617d0" fo:background-color="#ffff00" loext:char-shading-value="0"/>
    </style:style>
    <style:style style:name="T17" style:family="text">
      <style:text-properties officeooo:rsid="001c53e6" fo:background-color="#ffff00" loext:char-shading-value="0"/>
    </style:style>
    <style:style style:name="T18" style:family="text">
      <style:text-properties officeooo:rsid="0022aca8" fo:background-color="#ffff00" loext:char-shading-value="0"/>
    </style:style>
    <style:style style:name="T19" style:family="text">
      <style:text-properties officeooo:rsid="0022ac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co CTF</text:p>
      <text:p text:style-name="P1"/>
      <text:p text:style-name="P19">1. garden.jpg</text:p>
      <text:p text:style-name="P1">-file garden.jpg</text:p>
      <text:p text:style-name="P1">-xxd garden.jpg</text:p>
      <text:p text:style-name="P2">picoCTF{more_than_m33ts_the_3y3f089EdF0}</text:p>
      <text:p text:style-name="P2"/>
      <text:p text:style-name="P4">2. Like 1000</text:p>
      <text:p text:style-name="P3">1000.tar</text:p>
      <text:p text:style-name="P3">tar xf 1000.tar</text:p>
      <text:p text:style-name="P3">vim script.py</text:p>
      <text:p text:style-name="P3">s</text:p>
      <text:p text:style-name="P21"><text:span text:style-name="Source_20_Text"><text:span text:style-name="T2">import</text:span></text:span><text:span text:style-name="Source_20_Text"><text:span text:style-name="T1"> tarfile </text:span></text:span><text:span text:style-name="Source_20_Text"><text:span text:style-name="T3">#Moudle used to work with tar files</text:span></text:span></text:p>
      <text:p text:style-name="P23"/>
      <text:p text:style-name="P22"><text:span text:style-name="Source_20_Text"><text:span text:style-name="T4">for</text:span></text:span><text:span text:style-name="Source_20_Text"><text:span text:style-name="T5"> i </text:span></text:span><text:span text:style-name="Source_20_Text"><text:span text:style-name="T4">in</text:span></text:span><text:span text:style-name="Source_20_Text"><text:span text:style-name="T5"> </text:span></text:span><text:span text:style-name="Source_20_Text"><text:span text:style-name="T8">range</text:span></text:span><text:span text:style-name="Source_20_Text"><text:span text:style-name="T5">(</text:span></text:span><text:span text:style-name="Source_20_Text"><text:span text:style-name="T9">999</text:span></text:span><text:span text:style-name="Source_20_Text"><text:span text:style-name="T5">, </text:span></text:span><text:span text:style-name="Source_20_Text"><text:span text:style-name="T9">0</text:span></text:span><text:span text:style-name="Source_20_Text"><text:span text:style-name="T5">, 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5">): </text:span></text:span><text:span text:style-name="Source_20_Text"><text:span text:style-name="T7">#For loop from 999 to 0 going down by 1</text:span></text:span></text:p>
      <text:p text:style-name="P22"><text:span text:style-name="Source_20_Text"><text:span text:style-name="T6"><text:s text:c="8"/></text:span></text:span><text:span text:style-name="Source_20_Text"><text:span text:style-name="T5">filename </text:span></text:span><text:span text:style-name="Source_20_Text"><text:span text:style-name="T4">=</text:span></text:span><text:span text:style-name="Source_20_Text"><text:span text:style-name="T5"> </text:span></text:span><text:span text:style-name="Source_20_Text"><text:span text:style-name="T8">str</text:span></text:span><text:span text:style-name="Source_20_Text"><text:span text:style-name="T5">(i) </text:span></text:span><text:span text:style-name="Source_20_Text"><text:span text:style-name="T4">+</text:span></text:span><text:span text:style-name="Source_20_Text"><text:span text:style-name="T5"> </text:span></text:span><text:span text:style-name="Source_20_Text"><text:span text:style-name="T10">'.tar'</text:span></text:span><text:span text:style-name="Source_20_Text"><text:span text:style-name="T5"> </text:span></text:span><text:span text:style-name="Source_20_Text"><text:span text:style-name="T7">#Get the name of the file</text:span></text:span></text:p>
      <text:p text:style-name="P22"><text:span text:style-name="Source_20_Text"><text:span text:style-name="T6"><text:s text:c="8"/></text:span></text:span><text:span text:style-name="Source_20_Text"><text:span text:style-name="T7">#print(filename) - just for debug</text:span></text:span></text:p>
      <text:p text:style-name="P22"><text:span text:style-name="Source_20_Text"><text:span text:style-name="T6"><text:s text:c="8"/></text:span></text:span><text:span text:style-name="Source_20_Text"><text:span text:style-name="T5">tar </text:span></text:span><text:span text:style-name="Source_20_Text"><text:span text:style-name="T4">=</text:span></text:span><text:span text:style-name="Source_20_Text"><text:span text:style-name="T5"> tarfile</text:span></text:span><text:span text:style-name="Source_20_Text"><text:span text:style-name="T4">.</text:span></text:span><text:span text:style-name="Source_20_Text"><text:span text:style-name="T8">open</text:span></text:span><text:span text:style-name="Source_20_Text"><text:span text:style-name="T5">(filename) </text:span></text:span><text:span text:style-name="Source_20_Text"><text:span text:style-name="T7">#Open the file</text:span></text:span></text:p>
      <text:p text:style-name="P22"><text:span text:style-name="Source_20_Text"><text:span text:style-name="T6"><text:s text:c="8"/></text:span></text:span><text:span text:style-name="Source_20_Text"><text:span text:style-name="T5">tar</text:span></text:span><text:span text:style-name="Source_20_Text"><text:span text:style-name="T4">.</text:span></text:span><text:span text:style-name="Source_20_Text"><text:span text:style-name="T5">extractall() </text:span></text:span><text:span text:style-name="Source_20_Text"><text:span text:style-name="T7">#Extract what in the file</text:span></text:span></text:p>
      <text:p text:style-name="P22"><text:span text:style-name="Source_20_Text"><text:span text:style-name="T6"><text:s text:c="8"/></text:span></text:span><text:span text:style-name="Source_20_Text"><text:span text:style-name="T5">tar</text:span></text:span><text:span text:style-name="Source_20_Text"><text:span text:style-name="T4">.</text:span></text:span><text:span text:style-name="Source_20_Text"><text:span text:style-name="T5">close() </text:span></text:span><text:span text:style-name="Source_20_Text"><text:span text:style-name="T7">#Close the file</text:span></text:span></text:p>
      <text:p text:style-name="P3">escape </text:p>
      <text:p text:style-name="P3">:wq</text:p>
      <text:p text:style-name="P3">python3 script.py</text:p>
      <text:p text:style-name="P3">tar xf 1.tar</text:p>
      <text:p text:style-name="P5">picoCTF{l0t5_0f_TAR5}</text:p>
      <text:p text:style-name="P5"/>
      <text:p text:style-name="P8">3.mOOnwalk 1</text:p>
      <text:p text:style-name="P6"/>
      <text:p text:style-name="P7">message.wav</text:p>
      <text:p text:style-name="P7">qsstv</text:p>
      <text:p text:style-name="P6">picoCTF{beep-boop-im-in-space}</text:p>
      <text:p text:style-name="P6"/>
      <text:p text:style-name="P8">4.mOOnwalk 2</text:p>
      <text:p text:style-name="P6"/>
      <text:p text:style-name="P6">message.wav</text:p>
      <text:p text:style-name="P6">clue1.wav</text:p>
      <text:p text:style-name="P6">clue2.wav</text:p>
      <text:p text:style-name="P6">clue3.wav</text:p>
      <text:p text:style-name="P6">from clue 3 we search furture boy forensic tool and from clue 2 we assume and insert message.wav file to decode using password found in clue 1.</text:p>
      <text:p text:style-name="P9">picoCTF{the_answer_lies_hidden_in_plain_sight}</text:p>
      <text:p text:style-name="P9"/>
      <text:p text:style-name="P9"/>
      <text:p text:style-name="P12">5.Investigative reasoning 0 </text:p>
      <text:p text:style-name="P10"/>
      <text:p text:style-name="P10">import binascii</text:p>
      <text:p text:style-name="P10"/>
      <text:p text:style-name="P10">flag = ""</text:p>
      <text:p text:style-name="P10"/>
      <text:p text:style-name="P10">fp = open("mystery.png","r")</text:p>
      <text:p text:style-name="P10"><text:soft-page-break/>data_hex = fp.read()</text:p>
      <text:p text:style-name="P10">data_hex_ = binascii.hexlify(data_hex)[–52:] # 2 bit = 1byte , len flag = 26 byte</text:p>
      <text:p text:style-name="P10"/>
      <text:p text:style-name="P10">for i in range(0,52,2):</text:p>
      <text:p text:style-name="P10"><text:tab/>let_ = (data_hex_[i]) + (data_hex_[i+1])</text:p>
      <text:p text:style-name="P10"><text:tab/>covert_hex = int(let_,16)</text:p>
      <text:p text:style-name="P10"><text:tab/>if i &lt; 12:</text:p>
      <text:p text:style-name="P10"><text:tab/><text:tab/>flag += chr(covert_hex) </text:p>
      <text:p text:style-name="P10"><text:tab/><text:tab/>continue</text:p>
      <text:p text:style-name="P10"><text:tab/>if i &lt; 30:</text:p>
      <text:p text:style-name="P10"><text:tab/><text:tab/>flag += chr(int(covert_hex) – 5)</text:p>
      <text:p text:style-name="P10"><text:tab/><text:tab/>continue</text:p>
      <text:p text:style-name="P10"><text:tab/>if i &lt; 32:</text:p>
      <text:p text:style-name="P10"><text:tab/><text:tab/>flag += chr(int(covert_hex) + 3)</text:p>
      <text:p text:style-name="P10"><text:tab/><text:tab/>continue<text:tab/></text:p>
      <text:p text:style-name="P10"><text:tab/>else:</text:p>
      <text:p text:style-name="P10"><text:tab/><text:tab/>flag += chr(covert_hex) </text:p>
      <text:p text:style-name="P10"/>
      <text:p text:style-name="P10">print "Flag is : " + flag</text:p>
      <text:p text:style-name="P10"/>
      <text:p text:style-name="P10">picoCT<text:span text:style-name="T13">F{f0u</text:span><text:span text:style-name="T12">nd_</text:span><text:span text:style-name="T11">1t</text:span>_57d0d47c}</text:p>
      <text:p text:style-name="P10"/>
      <text:p text:style-name="P10"/>
      <text:p text:style-name="P10"/>
      <text:p text:style-name="P20"><text:span text:style-name="T19">6</text:span><text:span text:style-name="T13">.I</text:span><text:span text:style-name="T17">nvestigative reasoning </text:span><text:span text:style-name="T18">1</text:span></text:p>
      <text:p text:style-name="P10"/>
      <text:p text:style-name="P10"><text:span text:style-name="T14">CF</text:span>{An1_37d24ffd}</text:p>
      <text:p text:style-name="P11">..s</text:p>
      <text:p text:style-name="P10"><text:span text:style-name="T14">icT</text:span>0tha_</text:p>
      <text:p text:style-name="P10"/>
      <text:p text:style-name="P16"><text:span text:style-name="T15">picoCTF</text:span><text:span text:style-name="T16">{An0tha_1_37d24ffd}</text:span></text:p>
      <text:p text:style-name="P13"/>
      <text:p text:style-name="P17"><text:span text:style-name="T16">7.</text:span><text:span text:style-name="T15">Corrupt </text:span></text:p>
      <text:p text:style-name="P18">hex decimal editor</text:p>
      <text:p text:style-name="P18">change first line as a default .png format</text:p>
      <text:p text:style-name="P18">make it as IDAT </text:p>
      <text:p text:style-name="P18">then save as .png</text:p>
      <text:p text:style-name="P14">picoCTF{c0rrupt10n_1847995}</text:p>
      <text:p text:style-name="P14"/>
      <text:p text:style-name="P14"/>
      <text:p text:style-name="P15"><text:soft-page-break/>1. abondaned factory</text:p>
      <text:p text:style-name="P15"/>
      <text:p text:style-name="P15">xmfv53uqkf621gakvh502gxfu1g78glds</text:p>
      <text:p text:style-name="P15"/>
      <text:p text:style-name="P15">picoCTF{zerozerozerozero}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, Courier, monospace"/>
    <style:font-face style:name="Fira Mono" svg:font-family="'Fira Mono', SFMono-Regular, Consolas, Menlo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1:37:31.300234361</meta:creation-date>
    <dc:date>2021-07-02T23:22:36.786106625</dc:date>
    <meta:editing-duration>PT7H15M4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69" meta:word-count="236" meta:character-count="1652" meta:non-whitespace-character-count="1418"/>
  </office:meta>
</office:document-meta>
</file>